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AGEN PERU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RPORACIÓN RICO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TINTAYA, PEDRO PAB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ONDORI QUISPE, JESU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GALLINAS REPRODUCTORAS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39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5:36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